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StrongEmphasis" style:family="text">
      <style:text-properties style:font-name="Bitstream Vera Sans" style:font-name-complex="Tahoma" fo:font-size="11pt" style:font-size-asian="11pt" style:font-size-complex="11pt"/>
    </style:style>
    <style:style style:name="T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7" style:parent-style-name="Textbody" style:family="paragraph">
      <style:paragraph-properties fo:text-align="justify" fo:margin-bottom="0in" fo:line-height="150%"/>
    </style:style>
    <style:style style:name="T1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7" style:parent-style-name="Textbody" style:family="paragraph">
      <style:paragraph-properties fo:text-align="justify" fo:margin-bottom="0in" fo:line-height="100%"/>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4" style:parent-style-name="Textbody" style:family="paragraph">
      <style:paragraph-properties fo:text-align="justify" fo:margin-bottom="0in" fo:line-height="100%" fo:margin-left="2.9541in">
        <style:tab-stops/>
      </style:paragraph-properties>
    </style:style>
    <style:style style:name="T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7" style:parent-style-name="Textbody" style:family="paragraph">
      <style:paragraph-properties fo:text-align="justify" fo:margin-bottom="0in" fo:line-height="100%"/>
    </style:style>
    <style:style style:name="T3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39" style:parent-style-name="Textbody" style:family="paragraph">
      <style:paragraph-properties fo:text-align="justify" fo:margin-bottom="0in" fo:line-height="150%" fo:margin-left="2.9541in" fo:text-indent="-2.9541in">
        <style:tab-stops/>
      </style:paragraph-properties>
    </style:style>
    <style:style style:name="T4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1"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4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5" style:parent-style-name="StrongEmphasis" style:family="text">
      <style:text-properties style:font-name="Bitstream Vera Sans" style:font-name-complex="Tahoma" fo:font-size="11pt" style:font-size-asian="11pt" style:font-size-complex="11pt"/>
    </style:style>
    <style:style style:name="T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50" style:parent-style-name="Textbody" style:family="paragraph">
      <style:paragraph-properties fo:text-align="justify" fo:margin-bottom="0in" fo:line-height="150%" fo:margin-left="2.9541in" fo:text-indent="-2.9541in">
        <style:tab-stops/>
      </style:paragraph-properties>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1" style:parent-style-name="Textbody" style:family="paragraph">
      <style:paragraph-properties fo:text-align="justify" fo:margin-bottom="0in" fo:line-height="150%"/>
    </style:style>
    <style:style style:name="T62"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6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9" style:parent-style-name="Textbody" style:family="paragraph">
      <style:paragraph-properties fo:text-align="justify" fo:margin-bottom="0in" fo:line-height="100%"/>
    </style:style>
    <style:style style:name="T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5" style:parent-style-name="Textbody" style:family="paragraph">
      <style:paragraph-properties fo:text-align="justify" fo:margin-bottom="0in" fo:line-height="100%"/>
    </style:style>
    <style:style style:name="P96" style:parent-style-name="Textbody" style:family="paragraph">
      <style:paragraph-properties fo:text-align="justify" fo:margin-bottom="0in" fo:line-height="100%"/>
    </style:style>
    <style:style style:name="P97" style:parent-style-name="Textbody" style:family="paragraph">
      <style:paragraph-properties fo:text-align="justify" fo:margin-bottom="0in" fo:line-height="100%"/>
    </style:style>
    <style:style style:name="T9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9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00" style:parent-style-name="Textbody" style:family="paragraph">
      <style:paragraph-properties fo:text-align="justify" fo:margin-bottom="0in" fo:line-height="100%"/>
    </style:style>
    <style:style style:name="T1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2" style:parent-style-name="VarsayılanParagrafYazıTipi" style:family="text">
      <style:text-properties style:font-name="Bitstream Vera Sans" style:font-name-complex="Tahoma" fo:font-size="11pt" style:font-size-asian="11pt" style:font-size-complex="11pt"/>
    </style:style>
    <style:style style:name="P103" style:parent-style-name="Textbody" style:family="paragraph">
      <style:paragraph-properties fo:text-align="justify" fo:margin-bottom="0in" fo:line-height="100%"/>
    </style:style>
    <style:style style:name="T10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5" style:parent-style-name="VarsayılanParagrafYazıTipi" style:family="text">
      <style:text-properties style:font-name="Bitstream Vera Sans" style:font-name-complex="Tahoma" fo:font-size="11pt" style:font-size-asian="11pt" style:font-size-complex="11pt"/>
    </style:style>
    <style:style style:name="P106" style:parent-style-name="Textbody" style:family="paragraph">
      <style:paragraph-properties fo:text-align="justify" fo:margin-bottom="0in" fo:line-height="100%"/>
    </style:style>
    <style:style style:name="T1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8" style:parent-style-name="VarsayılanParagrafYazıTipi" style:family="text">
      <style:text-properties style:font-name="Bitstream Vera Sans" style:font-name-complex="Tahoma" fo:font-size="11pt" style:font-size-asian="11pt" style:font-size-complex="11pt"/>
    </style:style>
    <style:style style:name="T10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0" style:parent-style-name="VarsayılanParagrafYazıTipi" style:family="text">
      <style:text-properties style:font-name="Bitstream Vera Sans" style:font-name-complex="Tahoma" fo:font-size="11pt" style:font-size-asian="11pt" style:font-size-complex="11pt"/>
    </style:style>
    <style:style style:name="P111" style:parent-style-name="Textbody" style:family="paragraph">
      <style:paragraph-properties fo:text-align="justify" fo:margin-bottom="0in" fo:line-height="100%"/>
    </style:style>
    <style:style style:name="T1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3" style:parent-style-name="StrongEmphasis" style:family="text">
      <style:text-properties style:font-name="Bitstream Vera Sans" style:font-name-complex="Tahoma" fo:font-size="11pt" style:font-size-asian="11pt" style:font-size-complex="11pt"/>
    </style:style>
    <style:style style:name="T1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5" style:parent-style-name="VarsayılanParagrafYazıTipi" style:family="text">
      <style:text-properties style:font-name="Bitstream Vera Sans" style:font-name-complex="Tahoma" fo:font-size="11pt" style:font-size-asian="11pt" style:font-size-complex="11pt"/>
    </style:style>
    <style:style style:name="P116" style:parent-style-name="Textbody" style:family="paragraph">
      <style:paragraph-properties fo:text-align="justify" fo:margin-bottom="0in" fo:line-height="100%"/>
    </style:style>
    <style:style style:name="T1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8" style:parent-style-name="StrongEmphasis" style:family="text">
      <style:text-properties style:font-name="Bitstream Vera Sans" style:font-name-complex="Tahoma" fo:font-size="11pt" style:font-size-asian="11pt" style:font-size-complex="11pt"/>
    </style:style>
    <style:style style:name="T11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0" style:parent-style-name="VarsayılanParagrafYazıTipi" style:family="text">
      <style:text-properties style:font-name="Bitstream Vera Sans" style:font-name-complex="Tahoma" fo:font-size="11pt" style:font-size-asian="11pt" style:font-size-complex="11pt"/>
    </style:style>
    <style:style style:name="P121" style:parent-style-name="Textbody" style:family="paragraph">
      <style:paragraph-properties fo:text-align="justify" fo:margin-bottom="0in" fo:line-height="100%"/>
    </style:style>
    <style:style style:name="T1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3" style:parent-style-name="StrongEmphasis" style:family="text">
      <style:text-properties style:font-name="Bitstream Vera Sans" style:font-name-complex="Tahoma" fo:font-size="11pt" style:font-size-asian="11pt" style:font-size-complex="11pt"/>
    </style:style>
    <style:style style:name="T124" style:parent-style-name="VarsayılanParagrafYazıTipi" style:family="text">
      <style:text-properties style:font-name="Bitstream Vera Sans" style:font-name-complex="Tahoma" fo:font-size="11pt" style:font-size-asian="11pt" style:font-size-complex="11pt"/>
    </style:style>
    <style:style style:name="T1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6" style:parent-style-name="VarsayılanParagrafYazıTipi" style:family="text">
      <style:text-properties style:font-name="Bitstream Vera Sans" style:font-name-complex="Tahoma" fo:font-size="11pt" style:font-size-asian="11pt" style:font-size-complex="11pt"/>
    </style:style>
    <style:style style:name="P127" style:parent-style-name="Textbody" style:family="paragraph">
      <style:paragraph-properties fo:text-align="justify" fo:margin-bottom="0in" fo:line-height="100%"/>
    </style:style>
    <style:style style:name="T128" style:parent-style-name="StrongEmphasis" style:family="text">
      <style:text-properties style:font-name="Bitstream Vera Sans" style:font-name-complex="Tahoma" fo:font-size="11pt" style:font-size-asian="11pt" style:font-size-complex="11pt"/>
    </style:style>
    <style:style style:name="T12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31" style:parent-style-name="Textbody" style:family="paragraph">
      <style:paragraph-properties fo:text-align="justify" fo:margin-bottom="0in" fo:line-height="100%"/>
    </style:style>
    <style:style style:name="T1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3"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34" style:parent-style-name="VarsayılanParagrafYazıTipi" style:family="text">
      <style:text-properties style:font-name="Bitstream Vera Sans" style:font-name-complex="Tahoma" fo:font-size="11pt" style:font-size-asian="11pt" style:font-size-complex="11pt"/>
    </style:style>
    <style:style style:name="T135" style:parent-style-name="VarsayılanParagrafYazıTipi" style:family="text">
      <style:text-properties style:font-name="Bitstream Vera Sans" style:font-name-complex="Tahoma" style:text-position="super 63.6%" fo:font-size="11pt" style:font-size-asian="11pt" style:font-size-complex="11pt"/>
    </style:style>
    <style:style style:name="P136" style:parent-style-name="Textbody" style:family="paragraph">
      <style:paragraph-properties fo:text-align="justify" fo:margin-bottom="0in" fo:line-height="100%"/>
    </style:style>
    <style:style style:name="T1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9" style:parent-style-name="VarsayılanParagrafYazıTipi" style:family="text">
      <style:text-properties style:font-name="Bitstream Vera Sans" style:font-name-complex="Tahoma" fo:font-size="11pt" style:font-size-asian="11pt" style:font-size-complex="11pt"/>
    </style:style>
    <style:style style:name="T1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2" style:parent-style-name="VarsayılanParagrafYazıTipi" style:family="text">
      <style:text-properties style:font-name="Bitstream Vera Sans" style:font-name-complex="Tahoma" fo:font-size="11pt" style:font-size-asian="11pt" style:font-size-complex="11pt"/>
    </style:style>
    <style:style style:name="T1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44" style:parent-style-name="Textbody" style:family="paragraph">
      <style:paragraph-properties fo:text-align="justify" fo:margin-bottom="0in" fo:line-height="100%"/>
    </style:style>
    <style:style style:name="P145" style:parent-style-name="Textbody" style:family="paragraph">
      <style:paragraph-properties fo:text-align="justify" fo:margin-bottom="0in" fo:line-height="100%"/>
    </style:style>
    <style:style style:name="T146" style:parent-style-name="StrongEmphasis" style:family="text">
      <style:text-properties style:font-name="Bitstream Vera Sans" style:font-name-complex="Tahoma" fo:font-size="11pt" style:font-size-asian="11pt" style:font-size-complex="11pt"/>
    </style:style>
    <style:style style:name="P147" style:parent-style-name="Textbody" style:family="paragraph">
      <style:paragraph-properties fo:text-align="justify" fo:margin-bottom="0in" fo:line-height="100%"/>
    </style:style>
    <style:style style:name="T1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0" style:parent-style-name="Textbody" style:family="paragraph">
      <style:paragraph-properties fo:text-align="justify" fo:margin-bottom="0in" fo:line-height="100%"/>
    </style:style>
    <style:style style:name="T1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4" style:parent-style-name="Textbody" style:family="paragraph">
      <style:paragraph-properties fo:text-align="justify" fo:margin-bottom="0in" fo:line-height="100%"/>
    </style:style>
    <style:style style:name="T15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6" style:parent-style-name="VarsayılanParagrafYazıTipi" style:family="text">
      <style:text-properties style:font-name="Bitstream Vera Sans" style:font-name-complex="Tahoma" fo:font-size="11pt" style:font-size-asian="11pt" style:font-size-complex="11pt"/>
    </style:style>
    <style:style style:name="P157" style:parent-style-name="Textbody" style:family="paragraph">
      <style:paragraph-properties fo:text-align="justify" fo:margin-bottom="0in" fo:line-height="100%"/>
    </style:style>
    <style:style style:name="T158" style:parent-style-name="StrongEmphasis" style:family="text">
      <style:text-properties style:font-name="Bitstream Vera Sans" style:font-name-complex="Tahoma" fo:font-size="11pt" style:font-size-asian="11pt" style:font-size-complex="11pt"/>
    </style:style>
    <style:style style:name="T15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61" style:parent-style-name="Standard" style:family="paragraph">
      <style:paragraph-properties fo:text-align="justify"/>
    </style:style>
    <style:style style:name="T1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3" style:parent-style-name="VarsayılanParagrafYazıTipi" style:family="text">
      <style:text-properties style:font-name="Bitstream Vera Sans" style:font-name-complex="Tahoma" fo:font-size="11pt" style:font-size-asian="11pt" style:font-size-complex="11pt"/>
    </style:style>
    <style:style style:name="P164" style:parent-style-name="Standard" style:family="paragraph">
      <style:paragraph-properties fo:text-align="justify"/>
    </style:style>
    <style:style style:name="T1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6" style:parent-style-name="VarsayılanParagrafYazıTipi" style:family="text">
      <style:text-properties style:font-name="Bitstream Vera Sans" style:font-name-complex="Tahoma" fo:font-size="11pt" style:font-size-asian="11pt" style:font-size-complex="11pt"/>
    </style:style>
    <style:style style:name="P167" style:parent-style-name="Standard" style:family="paragraph">
      <style:paragraph-properties fo:text-align="justify"/>
    </style:style>
    <style:style style:name="T1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9" style:parent-style-name="VarsayılanParagrafYazıTipi" style:family="text">
      <style:text-properties style:font-name="Bitstream Vera Sans" style:font-name-complex="Tahoma" fo:font-size="11pt" style:font-size-asian="11pt" style:font-size-complex="11pt"/>
    </style:style>
    <style:style style:name="P170" style:parent-style-name="Standard" style:family="paragraph">
      <style:paragraph-properties fo:text-align="justify"/>
    </style:style>
    <style:style style:name="T1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2" style:parent-style-name="VarsayılanParagrafYazıTipi" style:family="text">
      <style:text-properties style:font-name="Bitstream Vera Sans" style:font-name-complex="Tahoma" fo:font-size="11pt" style:font-size-asian="11pt" style:font-size-complex="11pt"/>
    </style:style>
    <style:style style:name="P173" style:parent-style-name="Standard" style:family="paragraph">
      <style:paragraph-properties fo:text-align="justify"/>
    </style:style>
    <style:style style:name="T1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5" style:parent-style-name="VarsayılanParagrafYazıTipi" style:family="text">
      <style:text-properties style:font-name="Bitstream Vera Sans" style:font-name-complex="Tahoma" fo:font-size="11pt" style:font-size-asian="11pt" style:font-size-complex="11pt"/>
    </style:style>
    <style:style style:name="T1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7" style:parent-style-name="VarsayılanParagrafYazıTipi" style:family="text">
      <style:text-properties style:font-name="Bitstream Vera Sans" style:font-name-complex="Tahoma" fo:font-size="11pt" style:font-size-asian="11pt" style:font-size-complex="11pt"/>
    </style:style>
    <style:style style:name="P178" style:parent-style-name="Textbody" style:family="paragraph">
      <style:paragraph-properties fo:text-align="justify" fo:margin-bottom="0in" fo:line-height="100%"/>
    </style:style>
    <style:style style:name="T1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1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2" style:parent-style-name="VarsayılanParagrafYazıTipi" style:family="text">
      <style:text-properties style:font-name="Bitstream Vera Sans" style:font-name-complex="Tahoma" fo:font-size="11pt" style:font-size-asian="11pt" style:font-size-complex="11pt"/>
    </style:style>
    <style:style style:name="T183" style:parent-style-name="VarsayılanParagrafYazıTipi" style:family="text">
      <style:text-properties style:font-name="Bitstream Vera Sans" style:font-name-complex="Tahoma" style:text-position="super 63.6%" fo:font-size="11pt" style:font-size-asian="11pt" style:font-size-complex="11pt"/>
    </style:style>
    <style:style style:name="P184" style:parent-style-name="Textbody" style:family="paragraph">
      <style:paragraph-properties fo:text-align="justify" fo:margin-bottom="0in" fo:line-height="100%"/>
    </style:style>
    <style:style style:name="T1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6" style:parent-style-name="VarsayılanParagrafYazıTipi" style:family="text">
      <style:text-properties style:font-name="Bitstream Vera Sans" style:font-name-complex="Tahoma" fo:font-size="11pt" style:font-size-asian="11pt" style:font-size-complex="11pt"/>
    </style:style>
    <style:style style:name="T1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188" style:parent-style-name="VarsayılanParagrafYazıTipi" style:family="text">
      <style:text-properties style:font-name="Bitstream Vera Sans" style:font-name-complex="Tahoma" fo:font-size="11pt" style:font-size-asian="11pt" style:font-size-complex="11pt"/>
    </style:style>
    <style:style style:name="T1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0" style:parent-style-name="VarsayılanParagrafYazıTipi" style:family="text">
      <style:text-properties style:font-name="Bitstream Vera Sans" style:font-name-complex="Tahoma" fo:font-size="11pt" style:font-size-asian="11pt" style:font-size-complex="11pt"/>
    </style:style>
    <style:style style:name="T1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93" style:parent-style-name="Textbody" style:family="paragraph">
      <style:paragraph-properties fo:text-align="justify" fo:margin-bottom="0in" fo:line-height="100%"/>
    </style:style>
    <style:style style:name="T194" style:parent-style-name="StrongEmphasis" style:family="text">
      <style:text-properties style:font-name="Bitstream Vera Sans" style:font-name-complex="Tahoma" fo:font-size="11pt" style:font-size-asian="11pt" style:font-size-complex="11pt" style:language-asian="tr" style:country-asian="TR"/>
    </style:style>
    <style:style style:name="T1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97" style:parent-style-name="Textbody" style:family="paragraph">
      <style:paragraph-properties fo:text-align="justify" fo:margin-bottom="0in" fo:line-height="100%"/>
    </style:style>
    <style:style style:name="T198" style:parent-style-name="StrongEmphasis" style:family="text">
      <style:text-properties style:font-name="Bitstream Vera Sans" style:font-name-complex="Tahoma" fo:font-size="11pt" style:font-size-asian="11pt" style:font-size-complex="11pt"/>
    </style:style>
    <style:style style:name="T199" style:parent-style-name="VarsayılanParagrafYazıTipi" style:family="text">
      <style:text-properties style:font-name="Bitstream Vera Sans" style:font-name-complex="Tahoma" fo:font-size="11pt" style:font-size-asian="11pt" style:font-size-complex="11pt"/>
    </style:style>
    <style:style style:name="T2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01" style:parent-style-name="Standard" style:family="paragraph">
      <style:paragraph-properties fo:widows="0" fo:orphans="0" fo:text-align="justify"/>
    </style:style>
    <style:style style:name="T2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3" style:parent-style-name="VarsayılanParagrafYazıTipi" style:family="text">
      <style:text-properties style:font-name="Bitstream Vera Sans" style:font-name-complex="Tahoma" fo:font-size="11pt" style:font-size-asian="11pt" style:font-size-complex="11pt"/>
    </style:style>
    <style:style style:name="P204" style:parent-style-name="Standard" style:family="paragraph">
      <style:paragraph-properties fo:widows="0" fo:orphans="0" fo:text-align="justify"/>
    </style:style>
    <style:style style:name="T2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style>
    <style:style style:name="T207" style:parent-style-name="VarsayılanParagrafYazıTipi" style:family="text">
      <style:text-properties style:font-name="Bitstream Vera Sans" style:font-name-complex="Tahoma" fo:font-size="11pt" style:font-size-asian="11pt" style:font-size-complex="11pt"/>
    </style:style>
    <style:style style:name="P208" style:parent-style-name="Standard" style:family="paragraph">
      <style:paragraph-properties fo:widows="0" fo:orphans="0" fo:text-align="justify"/>
    </style:style>
    <style:style style:name="T2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0" style:parent-style-name="VarsayılanParagrafYazıTipi" style:family="text">
      <style:text-properties style:font-name="Bitstream Vera Sans" style:font-name-complex="Tahoma" fo:font-size="11pt" style:font-size-asian="11pt" style:font-size-complex="11pt"/>
    </style:style>
    <style:style style:name="P211" style:parent-style-name="Standard" style:family="paragraph">
      <style:paragraph-properties fo:widows="0" fo:orphans="0" fo:text-align="justify"/>
    </style:style>
    <style:style style:name="T2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3" style:parent-style-name="VarsayılanParagrafYazıTipi" style:family="text">
      <style:text-properties style:font-name="Bitstream Vera Sans" style:font-name-complex="Tahoma" fo:font-size="11pt" style:font-size-asian="11pt" style:font-size-complex="11pt"/>
    </style:style>
    <style:style style:name="T214" style:parent-style-name="VarsayılanParagrafYazıTipi" style:family="text">
      <style:text-properties style:font-name="Bitstream Vera Sans" style:font-name-complex="Tahoma" style:text-position="super 63.6%" fo:font-size="11pt" style:font-size-asian="11pt" style:font-size-complex="11pt"/>
    </style:style>
    <style:style style:name="P215" style:parent-style-name="Standard" style:family="paragraph">
      <style:paragraph-properties fo:widows="0" fo:orphans="0" fo:text-align="justify"/>
    </style:style>
    <style:style style:name="T2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7" style:parent-style-name="VarsayılanParagrafYazıTipi" style:family="text">
      <style:text-properties style:font-name="Bitstream Vera Sans" style:font-name-complex="Tahoma" fo:font-size="11pt" style:font-size-asian="11pt" style:font-size-complex="11pt"/>
    </style:style>
    <style:style style:name="P218" style:parent-style-name="Standard" style:family="paragraph">
      <style:paragraph-properties fo:text-align="justify"/>
    </style:style>
    <style:style style:name="T219" style:parent-style-name="StrongEmphasis" style:family="text">
      <style:text-properties style:font-name="Bitstream Vera Sans" style:font-name-complex="Tahoma" fo:font-size="11pt" style:font-size-asian="11pt" style:font-size-complex="11pt"/>
    </style:style>
    <style:style style:name="T220"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21" style:parent-style-name="VarsayılanParagrafYazıTipi" style:family="text">
      <style:text-properties style:font-name="Bitstream Vera Sans" style:font-name-complex="Tahoma" fo:font-size="11pt" style:font-size-asian="11pt" style:font-size-complex="11pt"/>
    </style:style>
    <style:style style:name="T22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23" style:parent-style-name="Textbody" style:family="paragraph">
      <style:paragraph-properties fo:text-align="justify" fo:margin-bottom="0in" fo:line-height="100%"/>
    </style:style>
    <style:style style:name="T224" style:parent-style-name="StrongEmphasis" style:family="text">
      <style:text-properties style:font-name="Bitstream Vera Sans" style:font-name-complex="Tahoma" fo:font-size="11pt" style:font-size-asian="11pt" style:font-size-complex="11pt"/>
    </style:style>
    <style:style style:name="T2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26" style:parent-style-name="Textbody" style:family="paragraph">
      <style:paragraph-properties fo:text-align="justify" fo:margin-bottom="0in" fo:line-height="100%"/>
    </style:style>
    <style:style style:name="P227" style:parent-style-name="Textbody" style:family="paragraph">
      <style:paragraph-properties fo:text-align="justify" fo:margin-bottom="0in" fo:line-height="100%"/>
    </style:style>
    <style:style style:name="T228" style:parent-style-name="StrongEmphasis" style:family="text">
      <style:text-properties style:font-name="Bitstream Vera Sans" style:font-name-complex="Tahoma" fo:font-size="11pt" style:font-size-asian="11pt" style:font-size-complex="11pt"/>
    </style:style>
    <style:style style:name="P229" style:parent-style-name="Textbody" style:family="paragraph">
      <style:paragraph-properties fo:text-align="justify" fo:margin-bottom="0in" fo:line-height="100%"/>
    </style:style>
    <style:style style:name="T2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2" style:parent-style-name="VarsayılanParagrafYazıTipi" style:family="text">
      <style:text-properties style:font-name="Bitstream Vera Sans" style:font-name-complex="Tahoma" fo:font-size="11pt" style:font-size-asian="11pt" style:font-size-complex="11pt"/>
    </style:style>
    <style:style style:name="P233" style:parent-style-name="Textbody" style:family="paragraph">
      <style:paragraph-properties fo:text-align="justify" fo:margin-bottom="0in" fo:line-height="100%"/>
    </style:style>
    <style:style style:name="T2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5" style:parent-style-name="VarsayılanParagrafYazıTipi" style:family="text">
      <style:text-properties style:font-name="Bitstream Vera Sans" style:font-name-complex="Tahoma" fo:font-size="11pt" style:font-size-asian="11pt" style:font-size-complex="11pt"/>
    </style:style>
    <style:style style:name="P236" style:parent-style-name="Textbody" style:family="paragraph">
      <style:paragraph-properties fo:text-align="justify" fo:margin-bottom="0in" fo:line-height="100%"/>
    </style:style>
    <style:style style:name="T2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8" style:parent-style-name="VarsayılanParagrafYazıTipi" style:family="text">
      <style:text-properties style:font-name="Bitstream Vera Sans" style:font-name-complex="Tahoma" fo:font-size="11pt" style:font-size-asian="11pt" style:font-size-complex="11pt"/>
    </style:style>
    <style:style style:name="P239" style:parent-style-name="Textbody" style:family="paragraph">
      <style:paragraph-properties fo:text-align="justify" fo:margin-bottom="0in" fo:line-height="100%"/>
    </style:style>
    <style:style style:name="T2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1" style:parent-style-name="VarsayılanParagrafYazıTipi" style:family="text">
      <style:text-properties style:font-name="Bitstream Vera Sans" style:font-name-complex="Tahoma" fo:font-size="11pt" style:font-size-asian="11pt" style:font-size-complex="11pt"/>
    </style:style>
    <style:style style:name="T2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43" style:parent-style-name="Textbody" style:family="paragraph">
      <style:paragraph-properties fo:text-align="justify" fo:margin-bottom="0in" fo:line-height="100%"/>
    </style:style>
    <style:style style:name="T2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46" style:parent-style-name="Textbody" style:family="paragraph">
      <style:paragraph-properties fo:text-align="justify" fo:margin-bottom="0in" fo:line-height="100%"/>
    </style:style>
    <style:style style:name="T2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9" style:parent-style-name="VarsayılanParagrafYazıTipi" style:family="text">
      <style:text-properties style:font-name="Bitstream Vera Sans" style:font-name-complex="Tahoma" fo:font-size="11pt" style:font-size-asian="11pt" style:font-size-complex="11pt"/>
    </style:style>
    <style:style style:name="T2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53" style:parent-style-name="Textbody" style:family="paragraph">
      <style:paragraph-properties fo:text-align="justify" fo:margin-bottom="0in" fo:line-height="100%"/>
    </style:style>
    <style:style style:name="T2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58" style:parent-style-name="Textbody" style:family="paragraph">
      <style:paragraph-properties fo:text-align="justify" fo:margin-bottom="0in" fo:line-height="100%"/>
    </style:style>
    <style:style style:name="T2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1" style:parent-style-name="VarsayılanParagrafYazıTipi" style:family="text">
      <style:text-properties style:font-name="Bitstream Vera Sans" style:font-name-complex="Tahoma"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265" style:parent-style-name="Textbody" style:family="paragraph">
      <style:paragraph-properties fo:text-align="justify" fo:margin-bottom="0in" fo:line-height="100%"/>
    </style:style>
    <style:style style:name="T266" style:parent-style-name="StrongEmphasis" style:family="text">
      <style:text-properties style:font-name="Bitstream Vera Sans" style:font-name-complex="Tahoma"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9" style:parent-style-name="VarsayılanParagrafYazıTipi" style:family="text">
      <style:text-properties style:font-name="Bitstream Vera Sans" style:font-name-complex="Tahoma" fo:font-size="11pt" style:font-size-asian="11pt" style:font-size-complex="11pt"/>
    </style:style>
    <style:style style:name="T27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71" style:parent-style-name="Textbody" style:family="paragraph">
      <style:paragraph-properties fo:text-align="justify" fo:margin-bottom="0in" fo:line-height="100%"/>
    </style:style>
    <style:style style:name="T272" style:parent-style-name="StrongEmphasis" style:family="text">
      <style:text-properties style:font-name="Bitstream Vera Sans" style:font-name-complex="Tahoma" fo:font-size="11pt" style:font-size-asian="11pt" style:font-size-complex="11pt"/>
    </style:style>
    <style:style style:name="T27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74" style:parent-style-name="Standard" style:family="paragraph">
      <style:paragraph-properties fo:text-align="justify"/>
    </style:style>
    <style:style style:name="T275" style:parent-style-name="StrongEmphasis" style:family="text">
      <style:text-properties style:font-name="Bitstream Vera Sans" style:font-name-complex="Tahoma" fo:font-size="11pt" style:font-size-asian="11pt" style:font-size-complex="11pt"/>
    </style:style>
    <style:style style:name="T2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7" style:parent-style-name="VarsayılanParagrafYazıTipi" style:family="text">
      <style:text-properties style:font-name="Bitstream Vera Sans" style:font-name-complex="Tahoma" fo:font-size="11pt" style:font-size-asian="11pt" style:font-size-complex="11pt"/>
    </style:style>
    <style:style style:name="P278" style:parent-style-name="Textbody" style:family="paragraph">
      <style:paragraph-properties fo:text-align="justify" fo:margin-bottom="0in" fo:line-height="100%"/>
    </style:style>
    <style:style style:name="T279" style:parent-style-name="StrongEmphasis" style:family="text">
      <style:text-properties style:font-name="Bitstream Vera Sans" style:font-name-complex="Tahoma" fo:font-size="11pt" style:font-size-asian="11pt" style:font-size-complex="11pt"/>
    </style:style>
    <style:style style:name="T28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81" style:parent-style-name="Textbody" style:family="paragraph">
      <style:paragraph-properties fo:text-align="justify" fo:margin-bottom="0in" fo:line-height="100%"/>
    </style:style>
    <style:style style:name="T282" style:parent-style-name="StrongEmphasis" style:family="text">
      <style:text-properties style:font-name="Bitstream Vera Sans" style:font-name-complex="Tahoma" fo:font-size="11pt" style:font-size-asian="11pt" style:font-size-complex="11pt"/>
    </style:style>
    <style:style style:name="T283" style:parent-style-name="VarsayılanParagrafYazıTipi" style:family="text">
      <style:text-properties style:font-name="Bitstream Vera Sans" style:font-name-complex="Tahoma" fo:font-size="11pt" style:font-size-asian="11pt" style:font-size-complex="11pt"/>
    </style:style>
    <style:style style:name="P284" style:parent-style-name="Textbody" style:family="paragraph">
      <style:paragraph-properties fo:text-align="justify" fo:margin-bottom="0in" fo:line-height="100%"/>
    </style:style>
    <style:style style:name="T285" style:parent-style-name="StrongEmphasis" style:family="text">
      <style:text-properties style:font-name="Bitstream Vera Sans" style:font-name-complex="Tahoma" fo:font-size="11pt" style:font-size-asian="11pt" style:font-size-complex="11pt"/>
    </style:style>
    <style:style style:name="T286" style:parent-style-name="VarsayılanParagrafYazıTipi" style:family="text">
      <style:text-properties style:font-name="Bitstream Vera Sans" style:font-name-complex="Tahoma" fo:font-size="11pt" style:font-size-asian="11pt" style:font-size-complex="11pt"/>
    </style:style>
    <style:style style:name="P287" style:parent-style-name="Textbody" style:family="paragraph">
      <style:paragraph-properties fo:text-align="justify" fo:margin-bottom="0in" fo:line-height="100%"/>
    </style:style>
    <style:style style:name="T288" style:parent-style-name="StrongEmphasis" style:family="text">
      <style:text-properties style:font-name="Bitstream Vera Sans" style:font-name-complex="Tahoma" fo:font-size="11pt" style:font-size-asian="11pt" style:font-size-complex="11pt" style:language-asian="tr" style:country-asian="TR"/>
    </style:style>
    <style:style style:name="T2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0" style:parent-style-name="VarsayılanParagrafYazıTipi" style:family="text">
      <style:text-properties style:font-name="Bitstream Vera Sans" style:font-name-complex="Tahoma" fo:font-size="11pt" style:font-size-asian="11pt" style:font-size-complex="11pt"/>
    </style:style>
    <style:style style:name="P291" style:parent-style-name="Textbody" style:family="paragraph">
      <style:paragraph-properties fo:text-align="justify" fo:margin-bottom="0in" fo:line-height="100%">
        <style:tab-stops>
          <style:tab-stop style:type="left" style:position="1.3513in"/>
        </style:tab-stops>
      </style:paragraph-properties>
    </style:style>
    <style:style style:name="T292" style:parent-style-name="StrongEmphasis" style:family="text">
      <style:text-properties style:font-name="Bitstream Vera Sans" style:font-name-complex="Tahoma" fo:font-size="11pt" style:font-size-asian="11pt" style:font-size-complex="11pt"/>
    </style:style>
    <style:style style:name="T29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T296" style:parent-style-name="StrongEmphasis" style:family="text">
      <style:text-properties style:font-name="Bitstream Vera Sans" style:font-name-complex="Tahoma" fo:font-size="11pt" style:font-size-asian="11pt" style:font-size-complex="11pt"/>
    </style:style>
    <style:style style:name="P297" style:parent-style-name="Textbody" style:family="paragraph">
      <style:paragraph-properties fo:text-align="justify" fo:margin-bottom="0in" fo:line-height="100%"/>
    </style:style>
    <style:style style:name="T298" style:parent-style-name="StrongEmphasis" style:family="text">
      <style:text-properties style:font-name="Bitstream Vera Sans" style:font-name-complex="Tahoma" fo:font-size="11pt" style:font-size-asian="11pt" style:font-size-complex="11pt"/>
    </style:style>
    <style:style style:name="T299" style:parent-style-name="VarsayılanParagrafYazıTipi" style:family="text">
      <style:text-properties style:font-name="Bitstream Vera Sans" style:font-name-complex="Tahoma" fo:font-size="11pt" style:font-size-asian="11pt" style:font-size-complex="11pt"/>
    </style:style>
    <style:style style:name="P300" style:parent-style-name="Textbody" style:family="paragraph">
      <style:paragraph-properties fo:text-align="justify" fo:margin-bottom="0in" fo:line-height="100%"/>
    </style:style>
    <style:style style:name="T3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2" style:parent-style-name="VarsayılanParagrafYazıTipi" style:family="text">
      <style:text-properties style:font-name="Bitstream Vera Sans" style:font-name-complex="Tahoma" fo:font-size="11pt" style:font-size-asian="11pt" style:font-size-complex="11pt"/>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T305" style:parent-style-name="StrongEmphasis" style:family="text">
      <style:text-properties style:font-name="Bitstream Vera Sans" style:font-name-complex="Tahoma" fo:font-size="11pt" style:font-size-asian="11pt" style:font-size-complex="11pt"/>
    </style:style>
    <style:style style:name="P30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07"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08"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0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10"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11" style:parent-style-name="Textbody" style:family="paragraph">
      <style:paragraph-properties fo:text-align="justify" fo:margin-bottom="0in" fo:line-height="100%" fo:text-indent="0.4923in"/>
    </style:style>
    <style:style style:name="T31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31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31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3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01-07-2025<text:s/></text:span><text:span text:style-name="T13">–</text:span><text:span text:style-name="T14"><text:s/></text:span><text:span text:style-name="T15">095-NZN-011</text:span><text:span text:style-name="T16">.20250107</text:span></text:p>
      <text:p text:style-name="P17"><text:span text:style-name="T18">Kiraya Veren A</text:span><text:span text:style-name="T19">dı Soyadı<text:s/></text:span><text:span text:style-name="T20">–<text:s/></text:span><text:span text:style-name="T21">TC</text:span><text:span text:style-name="T22"><text:tab/></text:span><text:span text:style-name="T23"><text:tab/></text:span><text:span text:style-name="T24"><text:tab/></text:span><text:span text:style-name="T25">:</text:span><text:span text:style-name="T26"><text:s/></text:span></text:p>
      <text:p text:style-name="P27"><text:span text:style-name="T28">Kiracı<text:s/></text:span><text:span text:style-name="T29">Adı Soyadı – TC – Tel - Adres</text:span><text:span text:style-name="T30"><text:tab/></text:span><text:span text:style-name="T31"><text:tab/></text:span><text:span text:style-name="T32">:</text:span><text:span text:style-name="T33"><text:s/>Semra BEKTAŞOĞLU – 212 8110 6236 – Yeşilırmak Mah. Bosna<text:s/></text:span></text:p>
      <text:p text:style-name="P34"><text:span text:style-name="T35"><text:s text:c="2"/>Bulvarı 5. Sokak No 8 K-4 D-8</text:span><text:span text:style-name="T36"><text:tab/>Tokat</text:span></text:p>
      <text:p text:style-name="P37"><text:span text:style-name="T38"><text:s text:c="2"/></text:span></text:p>
      <text:p text:style-name="P39"><text:bookmark-start text:name="_Hlk207895516"/><text:span text:style-name="T40">Kiralananın Cinsi – Kullanım Amacı<text:s/></text:span><text:span text:style-name="T41">–<text:s/></text:span><text:span text:style-name="T42">Adres</text:span><text:span text:style-name="T43"><text:tab/>:</text:span><text:span text:style-name="T44"><text:s/>İşyeri– Oto yıkama</text:span><text:span text:style-name="T45">–</text:span><text:span text:style-name="T46"><text:s/></text:span><text:bookmark-end text:name="_Hlk207895516"/><text:span text:style-name="T47">Yeniyurt Mah.<text:s/></text:span><text:span text:style-name="T48">Ayyıldız Cad.<text:s/></text:span><text:span text:style-name="T49">No:– TOKAT</text:span></text:p>
      <text:p text:style-name="P50"><text:span text:style-name="T51"><text:s/></text:span><text:span text:style-name="T52">Tapu Ada/Parsel</text:span><text:span text:style-name="T53"><text:s text:c="2"/></text:span><text:span text:style-name="T54"><text:s/>– <text:s/></text:span><text:span text:style-name="T55">Abone Elektrik</text:span><text:span text:style-name="T56"><text:s/>–<text:s/></text:span><text:span text:style-name="T57">Su</text:span><text:span text:style-name="T58"><text:tab/>:</text:span><text:span text:style-name="T59"><text:s/></text:span><text:span text:style-name="T60">1207/7</text:span></text:p>
      <text:p text:style-name="P61"><text:span text:style-name="T62">Kira<text:s/></text:span><text:span text:style-name="T63">Başlangıç Tarihi<text:s/></text:span><text:span text:style-name="T64"><text:s/>–</text:span><text:span text:style-name="T65"><text:s/>Bitiş Tarihi<text:s/></text:span><text:span text:style-name="T66"><text:s/>–</text:span><text:span text:style-name="T67"><text:s/>Süresi</text:span><text:span text:style-name="T68"><text:tab/></text:span><text:span text:style-name="T69">:</text:span><text:span text:style-name="T70"><text:s/></text:span><text:span text:style-name="T71">01-07-2025 – 31-12-202</text:span><text:span text:style-name="T72">6</text:span><text:span text:style-name="T73"><text:s/></text:span><text:span text:style-name="T74">(</text:span><text:span text:style-name="T75">İşbu sözleşme<text:s/></text:span><text:span text:style-name="T76">18</text:span><text:span text:style-name="T77"><text:s/>aylıktır</text:span><text:span text:style-name="T78">)</text:span></text:p>
      <text:p text:style-name="P79"><text:span text:style-name="T80">Stopaj Vergisi Hrç Net Kira Bedeli – Ödeme Şekli</text:span><text:span text:style-name="T81"><text:tab/></text:span><text:span text:style-name="T82">:</text:span><text:span text:style-name="T83"><text:s/></text:span><text:span text:style-name="T84">540</text:span><text:span text:style-name="T85">.000,00 TL (</text:span><text:span text:style-name="T86">Beş<text:s/></text:span><text:span text:style-name="T87">Yüz<text:s/></text:span><text:span text:style-name="T88">KırkBin<text:s/></text:span><text:span text:style-name="T89"><text:s/>TL)<text:s/></text:span><text:span text:style-name="T90">–</text:span><text:span text:style-name="T91"><text:s/></text:span><text:span text:style-name="T92">(18</text:span><text:span text:style-name="T93"><text:s/>aylık peşin ödenir</text:span><text:span text:style-name="T94">)</text:span></text:p>
      <text:p text:style-name="P95">(Aylık Kira Bedeli 30.000 TL’dir.)</text:p>
      <text:p text:style-name="P96"/>
      <text:p text:style-name="P97"><text:span text:style-name="T98">Genel Hükümler</text:span></text:p>
      <text:p text:style-name="P99">MADDE 1 – SÖZLEŞME</text:p>
      <text:p text:style-name="P100"><text:span text:style-name="T101">1.1. Konu:</text:span><text:span text:style-name="T102"><text:s/>İşbu sözleşmenin konusu, taşınmazın kiralanması, teslimi, kira miktar ve ödemeleri, kullanım şartları, sözleşmenin feshi, mecurun tahliyesi ile tarafların karşılıklı yükümlülükleri şartlarının belirlenmesidir.</text:span></text:p>
      <text:p text:style-name="P103"><text:span text:style-name="T104">1.2. Süre ve Sona Erme:</text:span><text:span text:style-name="T105"><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106"><text:span text:style-name="T107">1.2.1 Sürenin Uzaması ve Uzayan Dönem Sözleşmesi:</text:span><text:span text:style-name="T108"><text:s/>İşbu sözleşmede “kira dönemi”, ilk dönem için yukarıda belirlenen süredir. En geç belirli süre bitiminden on beş gün öncesine kadar kiracı; fesih</text:span><text:span text:style-name="T109"><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110">Uzayan dönem sözleşmesi yapıldığı durumda işbu sözleşme hükümsüz kalır.</text:span></text:p>
      <text:p text:style-name="P111"><text:span text:style-name="T112">1.2.2<text:s/></text:span><text:span text:style-name="T113">Fesih Dönemi:<text:s/></text:span><text:span text:style-name="T114">S</text:span><text:span text:style-name="T115">özleşme fesih dönemi altı ay, fesih bildirim süresi üç aydır. İşbu sözleşmede ibraz edilen adresler tebliğ adresi olarak kabul edilecektir.</text:span></text:p>
      <text:p text:style-name="P116"><text:span text:style-name="T117">1.2.3 Uzayan dönemlerde fesi</text:span><text:span text:style-name="T118">h:</text:span><text:span text:style-name="T119"><text:s/>Uzayan her altı aylık kira döneminde, dönem bitiş tarihinden üç ay öncesine kadar, taraflar fesih bildiriminde bulunmaz ise sözleşme kira bedeli hariç aynı şartlarla<text:s/></text:span><text:span text:style-name="T120">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 Süreye uymadan çekilen ihtarname bir sonraki dönem için geçerlidir.</text:span></text:p>
      <text:p text:style-name="P121"><text:span text:style-name="T122">1.2.4 Olağanüstü<text:s/></text:span><text:span text:style-name="T123">Fesih:<text:s/></text:span><text:span text:style-name="T124">Kiracının iflasının istenmesi, konkordato talebinde bulunması, tasfiyesine başlanılması, süresinin bitmesi, aleyhinde aciz vesikası alınması, ilgili birimlerince aleyhinde tedbir kararı verilmesi ve iş yerinin mühürlenmesi, s</text:span><text:span text:style-name="T125">özleşme maddelerinden birinin yerine getirilmemesi</text:span><text:span text:style-name="T126"><text:s/>halleri olağanüstü fesih ve tahliye sebebidir. Bu maddede belirlenen şartların oluşması durumunda ihtara gerek olmadan kiracı mecuru otuz gün içerisinde tahliye edecektir. Süre sonunda kiracı mecuru tahliye etmezse, olay tarihi ceza başlangıç tarihi olmak üzere işbu sözleşmenin “ceza” maddesinde belirtilen şekilde ceza ödemeyi peşinen kabul, beyan ve taahhüt etmiştir.</text:span></text:p>
      <text:p text:style-name="P127"><text:span text:style-name="T128">1.3.</text:span><text:span text:style-name="T129"><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span text:style-name="T130">325</text:span></text:p>
      <text:p text:style-name="P131"><text:span text:style-name="T132">1.4.<text:s/></text:span><text:span text:style-name="T133">Kiracının iflası ve ölümü:<text:s/></text:span><text:span text:style-name="T134">Kiracı iflas eder veya ölürse sözleşme kendiliğinden fesih olur. Mirasçılarla işbu sözleşmeden bağımsız bir sözleşme yapılamaması ve otuz gün içerisinde mirasçıların tahliyeyi sağlamaması durumunda kiracıya ait mallar bir yedi emine teslim edilir ve masraflar düşüldükten sonra varsa kalan kira bedeli iade edilir.<text:s/></text:span><text:span text:style-name="T135">332-3</text:span></text:p>
      <text:p text:style-name="P136"><text:span text:style-name="T137">1.6. Ceza:</text:span><text:span text:style-name="T138"><text:s/>İşbu sözleşmede açıklanan sebeplerle<text:s/></text:span><text:span text:style-name="T139">veya hukuki bir işlem sonucu geçerli hale gelen yasal bir tahliye tarihinde; kiracı mecuru kendiliğinden tahliye etmezse<text:s/></text:span><text:span text:style-name="T140">temerrüt hakları ve kira alacaklarından bağımsız bu maddedeki<text:s/></text:span><text:soft-page-break/><text:span text:style-name="T141">ceza uygulanır ve kiracı cezayı tazmin etmeyi peşinen kabul, beyan ve taahhüt etmiştir. İşbu maddede uygulanacak cezanın belirlenmesi için baz alınacak “kira bedeli” işbu sözleşmeyle belirlenen “kira bedeli” ‘nin <text:s/>yıllık ortalama TÜFE oranında güncellenmiş bedeli üzerinden hesaplanacaktır. Kiracı ceza bedeli olarak, herhangi bir sebep sonucu kanunen t</text:span><text:span text:style-name="T142">ahliyenin yapılması gereken tarihten<text:s/></text:span><text:span text:style-name="T143">itibaren geçen her gün için, yıllık ortalama TÜFE oranında güncellenmiş yıllık kira bedelinin yüzde ikisi oranında günlük ceza bedeli ödemeyi beyan, kabul ve taahhüt etmiştir.</text:span></text:p>
      <text:p text:style-name="P144"/>
      <text:p text:style-name="P145"><text:span text:style-name="T146">MADDE 2 – KİRALANAN</text:span></text:p>
      <text:p text:style-name="P147"><text:span text:style-name="T148">2.1. Kiracıya Teslim:<text:s/></text:span><text:span text:style-name="T149">İşbu sözleşme aynı zamanda teslim tutanağıdır ve kiracı kiralananı kendi kullanım amacına uygun olarak ayıpsız, eksiksiz olarak teslim aldığını kabul ederek bu sözleşmeyi imzalamıştır. Mecurun teslimi sonrası, kiracının kendi ihtiyaçları doğrultusunda ortaya çıkabilecek ve eksik olarak tanımlayacağı şeylerin sorumluluğu kiracıya aittir.</text:span></text:p>
      <text:p text:style-name="P150"><text:span text:style-name="T151">2.2.</text:span><text:span text:style-name="T152"><text:s/>Taşınmazda bulunan tuvalet, la</text:span><text:bookmark-start text:name="_GoBack1"/><text:bookmark-end text:name="_GoBack1"/><text:span text:style-name="T153">vabo vb. malzemeler kiracıya sağlam olarak teslim edilmiştir ve kira bitiminde kiracı bu malzemeleri sağlam ve eksiksiz olarak teslim etmekle; hasar oluşması durumunda ödemekle yükümlüdür. Mecurun kullanılması sırasında oluşabilecek her türlü arıza, hasar, cam kırılması, gider tıkanması vb. giderler kendi kullanım alanında kiracıya, ortak kullanım alanlarında tüm kiracılara aittir.</text:span></text:p>
      <text:p text:style-name="P154"><text:span text:style-name="T155">2.3</text:span><text:span text:style-name="T156"><text:s/>Sözleşme süresince kiralananın amaçlanan kullanıma elverişli tutması için kiraya verenden yapması beklenen harcamaları, kiracı kendi yaparak veya yaptırarak kiraya verenden isteyemez. Kiracı, kiralananı kendi malı gibi kullanmaya, evsaf ve meziyetlerini şöhret ve itibarını kaybetmesine meydan vermemeye ve etrafında meskûn diğer kiracı/maliklere karşı özenli davranmaya mecburdur.<text:s/></text:span></text:p>
      <text:p text:style-name="P157"><text:span text:style-name="T158">2.4</text:span><text:span text:style-name="T159"><text:s/>Sonradan ayıplı durum oluşursa; kiracı, kiraya veren adına harcama yaparak, kiraya verenden bedel tazminat vb. ücretler talep edemez. Zararını kiraya verenden isteyemez. Kiracının sorumluluğu ayıbı bildirmekle sınırlıdır.<text:s/></text:span><text:span text:style-name="T160">304-8</text:span></text:p>
      <text:p text:style-name="P161"><text:span text:style-name="T162">2.5<text:s/></text:span><text:span text:style-name="T163">Kiracı, kiralananı, sözleşmeye uygun olarak özenle kullanmak ve kiralananın olağan kullanımı için gerekli temizlik ve bakım giderlerini ödemekle, kiraya verenin gidermekle yükümlü olduğu ayıpları kiraya verene gecikmeksizin bildirmekle yükümlüdür; aksi takdirde bunlardan doğan zararlardan kendi sorumludur.</text:span></text:p>
      <text:p text:style-name="P164"><text:span text:style-name="T165">2.6</text:span><text:span text:style-name="T166"><text:s/>Aşağıdaki olaylar işbu sözleşme için olağan üstü fesih sebebidir ve kiracının tazmin ödemesine sebep teşkil eder;</text:span></text:p>
      <text:p text:style-name="P167"><text:span text:style-name="T168">2.6.1. Kullanım Amacı:<text:s/></text:span><text:span text:style-name="T169">Mecur “kullanım amacı” dışında bir amaçla kullanılamaz. Yazılı onay olmadan kullanım amacı değişikliği yapılamaz. Kiraya verenin kullanım amacı değişikliğine izin vermemesi halinde, kiracı hakkın kötüye kullanıldığı iddiasında bulunamaz, zarar ziyan talep edemez.</text:span></text:p>
      <text:p text:style-name="P170"><text:span text:style-name="T171">2.6.2. Ekler:<text:s/></text:span><text:span text:style-name="T172">İşbu 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ortak alanlara müdahalede bulunamaz, kullanamaz.</text:span></text:p>
      <text:p text:style-name="P173"><text:span text:style-name="T174">2.6.3.</text:span><text:span text:style-name="T175"><text:s/>Kiracı,</text:span><text:span text:style-name="T176"><text:s/></text:span><text:span text:style-name="T177">kiralananda veya çevresinde hayvan besleyemez.</text:span></text:p>
      <text:p text:style-name="P178"><text:span text:style-name="T179">2.7<text:s/></text:span><text:span text:style-name="T180">Kiraya veren</text:span><text:span text:style-name="T181">, kiralananda, kira sözleşmesinin feshini gerektirmeyen ve kiracıdan katlanması<text:s/></text:span><text:span text:style-name="T182">beklenebilecek olan yenilik ve değişiklikler yapabilir. Bu durumdan dolayı kiracı herhangi bir hak, tazminat, kira indirimi talep edemez.<text:s/></text:span><text:span text:style-name="T183">320</text:span></text:p>
      <text:p text:style-name="P184"><text:span text:style-name="T185">2.8</text:span><text:span text:style-name="T186"><text:s/></text:span><text:span text:style-name="T187">Kiracı</text:span><text:span text:style-name="T188">, taşınmazda bir değişiklik yapmak isterse bu ek bir sözleşme ile belirlenmelidir.<text:s/></text:span><text:span text:style-name="T189">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 text:style-name="T190">, kiralananda ortaya çıkabilecek varsa<text:s/></text:span><text:span text:style-name="T191">değer artışının karşılığını isteyemez. Yazılı onayla veya onaysız, kiracının imar mevzuatına aykırı tadilat veya imalatlarından dolayı ilgili resmi makamlar tarafından kiraya veren adına düzenlenecek harç, para cezası vb. her türlü cezalar kiracı tarafından ödenecektir; ödemezse kiraya veren tarafından ödenen cezalar kiracıya rücu edilir.<text:s/></text:span><text:span text:style-name="T192">321</text:span></text:p>
      <text:p text:style-name="P193"><text:span text:style-name="T194">2.9</text:span><text:span text:style-name="T195"><text:s/>Kira sözleşmesinin sona ermesi halinde kiralanan üzerinde yapılmış olan her türlü tadilat ve değişikliğin tamamı veya bir kısmı, kiraya verenin talebi olursa, kiracı tarafından eski haline getirilecek ve teslim edilecektir. Kiracı bu şekilde teslimat yapmazsa, kiraya verenin eski hale getirmek için yaptığı masrafın üç katı ceza bedelini kiracıya tebliğ edildiği tarihte, ödemenin gecikmesi durumunda sözleşmede belirtilen temerrüt faizi ile birlikte ödemeyi kabul eder.<text:s/></text:span><text:span text:style-name="T196">321</text:span></text:p>
      <text:p text:style-name="P197"><text:span text:style-name="T198">2.10 Devir – Temlik – Alt Kira – Ortak Kiracı:<text:s/></text:span><text:span text:style-name="T199">Kiracı yazılı rıza olmadıkça, kiralananı kısmen veya tamamen gerçek ve/veya tüzel kişilere devredemez, terk edemez, kullandıramaz, alt kira yolu ile kiraya veremez, yanına ortak kiracı alamaz. Yazılı rızanın alınabilmesi<text:s/></text:span><text:span text:style-name="T200">için devir bilgisi kiraya verene noter marifetiyle bildirilmelidir. Kiraya veren kararını en geç üç ay içinde noter marifetiyle kiracıya bildirmek zorundadır.<text:s/></text:span></text:p>
      <text:p text:style-name="P201"><text:span text:style-name="T202">2.11<text:s/></text:span><text:span text:style-name="T203">Kiraya verenin devir işlemine noter kanalıyla onay vermesi durumunda;</text:span></text:p>
      <text:p text:style-name="P204"><text:span text:style-name="T205">2.11.1</text:span><text:span text:style-name="T206"><text:s/>Devreden kiracı; devir alan kiracının mecuru tahliye edeceği tarihe kadar, bu sözleşme kapmasındaki tüm borç ve sorumluluklarına devir alan kiracı ile birlikte müteselsil kefil olduğunu kabul ettiğini ve kendi el yazısı ile kefalet<text:s/></text:span><text:soft-page-break/><text:span text:style-name="T207">sözleşmesi yapacağını peşinen kabul, beyan ve taahhüt etmiştir.</text:span></text:p>
      <text:p text:style-name="P208"><text:span text:style-name="T209">2.11.2</text:span><text:span text:style-name="T210"><text:s/>Devreden kiracı, sonradan muaccel olacak kira bedellerinden, kira konusunun sözleşmeye aykırı kullanılmasından doğan zararlardan ve kiraya verenin, kira sözleşmesini herhangi bir sebeple feshetmesi halinde, doğan zararlardan ve tazminatlardan da devir alan kiracı ile birlikte, işbu sözleşmede belirlenen kira bedelinin üç katı miktara kadar olan kısmına müteselsil kefil ve sorumlu olacağını peşinen kabul, beyan ve taahhüt etmiştir.</text:span></text:p>
      <text:p text:style-name="P211"><text:span text:style-name="T212">2.11.3</text:span><text:span text:style-name="T213"><text:s/>Kira bedeli kiraya veren tarafından devir sırasında yeniden belirlenecek ve devreden kiracıya devrettiği tarih itibarı ile ödediği kiradan varsa kalan kira bedeli iade edilecektir. Devralan kiracının kira bedelini nakit ödemesi ile sözleşme yapılacaktır. Oluşan her türlü zarardan devreden ve devralan kiracı müteselsil sorumlu olacaktır.<text:s/></text:span><text:span text:style-name="T214">323-4</text:span></text:p>
      <text:p text:style-name="P215"><text:span text:style-name="T216">2.11.4</text:span><text:span text:style-name="T217"><text:s/>Devralan kiracı, kira bedelinin yarısı kadar güvence bedeli ödeyecektir. Devreden ve devralan kiracıların güvence bedelleri, devralan kiracı ile sözleşme yasal olarak sona erdiğinde varsa borçları düşüldükten sonra birlikte iade edilir.</text:span></text:p>
      <text:p text:style-name="P218"><text:span text:style-name="T219">2.12 Kiralananın kullanılmaması:<text:s/></text:span><text:span text:style-name="T220">Normal veya mücbir bir sebeple, mecur kullanılmasa veya sınırlı olarak kullanılsa bile kiracı, kira bedelini ve yan giderleri ödemekle yükümlüdür. İşbu sözleşme pandemi koşulları göz önünde bulundurularak düzenlenmiştir.<text:s/></text:span><text:span text:style-name="T221">Kiracı kiralananı kapalı tutamaz. Kullanmamazlık edemez.<text:s/></text:span><text:span text:style-name="T222">324</text:span></text:p>
      <text:p text:style-name="P223"><text:span text:style-name="T224">2.12 Tahliye ve Kiralayana Teslim:<text:s/></text:span><text:span text:style-name="T225">Kiralananın kiracı tarafından kendi isteğiyle tahliyesi, kiralananın arsa veya çatılı konut veya işyeri olmasına bakılmaksızın, fesih dönemi ve fesih bildirim sürelerine uyularak ve noter marifeti ile yapılacaktır. Tahliye sonrası mecurun teslimi taraflarca imzalanan “Anahtar Teslimi Tutanağı” ile yapılacaktır. Mecur çatısız işyeri dahi olsa tutanaksız teslim kabul edilmeyecek, kiracı sorumluluğu devam edecektir.</text:span></text:p>
      <text:p text:style-name="P226"/>
      <text:p text:style-name="P227"><text:span text:style-name="T228">MADDE 3 – KİRA BEDELİ, ÖDENME TARİHİ ve DİĞER ÖDEMELER</text:span></text:p>
      <text:p text:style-name="P229"><text:span text:style-name="T230">3.1. Kira Bedeli ve Ödenme Tarihi:</text:span><text:span text:style-name="T231"><text:s/>İ</text:span><text:span text:style-name="T232">şbu sözleşmede belirlenen kira bedeli, vergiler hariç net bedeldir ve kira başlangıç tarihinde peşin olarak, uzayan her dönemde ise “Artış” maddesi uygulanarak uzayan kira dönemi başlangıç tarihinde peşin olarak, “Ödeme Şekli” maddesine uygun şekilde ödenecektir.<text:s/></text:span></text:p>
      <text:p text:style-name="P233"><text:span text:style-name="T234">3.1.2 Ödeme Şekli:<text:s/></text:span><text:span text:style-name="T235">Her türlü ödeme; kiraya verenin belirleyeceği banka şubesine kiracı ve kiraya veren veya vekili ile birlikte gidilerek, “kira ödemesidir” açıklaması yapılarak, kiraya verenin banka hesabına yatırılması ile yapılacaktır. Ödemenin kiracı tarafından, sebebin ne olduğuna bakılmaksızın ve kiracının inisiyatifine bağlı olarak; bankadan havale veya EFT, PTT havalesi, isme havale, İcra Dairesine ödeme de dahil ve benzeri şekilde yapılması durumunda; kira bedelinin kiraya verenin nakit olarak eline veya kiraya verenin belirlenen banka hesabına geçtiği tarih, ödemenin yapıldığı tarih olarak kabul edilecek; yapılan her türlü ödemenin hangi sebeple olursa olsun kiraya verenin hesabına geçişinin gecikmesi, kiracının sorumluluğunda ve temerrüdüne sebep olacaktır. İcra Dairesi ile ilgili işlemlerde dahi, ödeme İcra Dairesi hesabına değil, yukarıda açıklandığı şekilde, kiracı ve kiraya verenin birlikte banka şubesinde veya sorumluluk kiracıya ait olmak üzere havale ve benzeri yollarla yapılacak, İcra Dairesine banka havale makbuzu ibra edilerek işlem yapılabilecektir. Kiracının bir mecburiyet olmamasına rağmen, ödeme kanalı olarak İcra Dairesine kiraya veren adına ödeme yapmayı seçmesi durumunda, İcra Dairesinden kiraya verenin hesabına yapılacak ödemelerin gecikmesi kiracının sorumluluğunda olacak ve temerrüde sebep olarak kabul edilecektir.</text:span></text:p>
      <text:p text:style-name="P236"><text:span text:style-name="T237">3.1.3</text:span><text:span text:style-name="T238"><text:s/>İşbu sözleşme veya bağlı ekleri ile ödeme tarihi belirlenen kira bedeli veya yan gider ödemelerindeki gecikme, ihtara gerek olmadan temerrüde ve işbu sözleşmeyle oranı belirlenen temerrüt faizine sebep olacaktır.</text:span></text:p>
      <text:p text:style-name="P239"><text:span text:style-name="T240">3.1.4</text:span><text:span text:style-name="T241"><text:s/>Varsa ay</text:span><text:span text:style-name="T242">lık yapılacak ödemeleri, kiracı her ayın en geç 6. günü peşin ödemekle yükümlüdür.<text:s/></text:span></text:p>
      <text:p text:style-name="P243"><text:span text:style-name="T244">3.1.5</text:span><text:span text:style-name="T245"><text:s/>Ödeme vadesi sözleşme ve eklerinde belirlenen ödemelerin düzenli olarak zamanında yapılmamış olması ve kiraya verenin bu ödemeleri ihtirazı kayıt bildirimi yapmadan alması, kiraya verenin sözleşmede belirlenen koşuldan vazgeçtiği, olayın teamül haline geldiği anlamına gelmez. İşbu sözleşmede belirlenen ödemelerin kiracı tarafından bir kısmının peşin ödenmesi, kiraya verenin ödemenin peşin olma koşulundan vazgeçtiği anlamına gelmez. Peşin ödemenin zamanında yapılmayan kısmı için temerrüt oluşur, ödeme gününe kadar temerrüt faizi uygulanır.</text:span></text:p>
      <text:p text:style-name="P246"><text:span text:style-name="T247">3.2. Temerrüt:</text:span><text:span text:style-name="T248"><text:s/>İşbu sözleşme ile belirlenen ödemeler kira başlangıç tarihinde, uzayan dönemler için yapılacak ödemeler ise uzayan dönem kira başlangıç tarihinde ödenmezse temerrüt oluşur.<text:s/></text:span><text:span text:style-name="T249">Uzayan dönemlerde, zamanında yapılmayan ödemeler, herhangi bir ihtara veya bildirime gerek olmadan, kiraya veren tarafından ihtirazı kayıtla alınmış kabul edilecektir. Ödemenin kabul edilmesi temerrüdü ortadan kaldırmaz.<text:s/></text:span><text:span text:style-name="T250">Ödeme için çek veya senet keşide edilmiş ise,</text:span><text:span text:style-name="T251"><text:s/></text:span><text:span text:style-name="T252">bu tip belgeler ihtar yerine sayılacak, ödeme vadesinde yapılmamışsa, temerrüt başlangıç tarihi belgenin keşide tarihi olarak uygulanacaktır.<text:s/></text:span></text:p>
      <text:p text:style-name="P253"><text:span text:style-name="T254">3.3. Temerrüt Faizi:</text:span><text:span text:style-name="T255"><text:s/>Sözleşme ve eklerine bağlı olarak, sözleşme süresi içerisinde, tahliye döneminde veya sonrasında, sözleşme sona erse veya herhangi bir sebeple fesih edilse dahi, yapılacak ödemelerde oluşan gecikmelerde; akdi ve temerrüt faizi aylık %9 (yüzde dokuz) olarak uygulanacaktır. Her durumda temerrüt faizi<text:s/></text:span><text:span text:style-name="T256">en az</text:span><text:span text:style-name="T257">, yasal temerrüt faizinin iki katından aşağı olamaz.</text:span></text:p>
      <text:soft-page-break/>
      <text:p text:style-name="P258"><text:span text:style-name="T259">3.3. Giderler-Yan Giderler-İndirim-Tazminat:</text:span><text:span text:style-name="T260"><text:s/>Elektrik, su vb. giderler kiracıya aittir.<text:s/></text:span><text:span text:style-name="T261">Kiracı, yan giderlere katlanmakla ve</text:span><text:span text:style-name="T262"><text:s/>her ayın 6. günü ödemekle yükümlüdür.<text:s/></text:span><text:span text:style-name="T263">Kiracı, kira süresi boyunca ve sonrasında, sözleşmede belirlenen kira bedelinde, mücbir sebepler dahil, herhangi bir sebeple indirim yapılmasını veya herhangi bir koşulda tazminat isteyemez.</text:span><text:span text:style-name="T264"><text:s/></text:span></text:p>
      <text:p text:style-name="P265"><text:span text:style-name="T266">3.4 Vergiler:<text:s/></text:span><text:span text:style-name="T267">Kiralanan ile ilgili varsa; zorunlu sigorta, kira stopaj vergisi, çtv, her türlü vergi, yan giderler ve benzeri yükümlülüklere kiracı katlanır.<text:s/></text:span><text:span text:style-name="T268">Kiracı, kanuni süresinde vergi, harç vb. mükellefiyetlerini yerine getirmediği takdirde kiraya veren adına tahakkuk edebilecek olan ceza, faiz, tazminat ve gecikme zamlarından, mecuru tahliye ettikten sonra dahi sorumlu olacağını kabul eder.<text:s/></text:span><text:span text:style-name="T269">Sadece</text:span><text:span text:style-name="T270"><text:s/>kiralanana ait kültür, arsa ve bina vergileri kiraya veren tarafından ödenir.<text:s/></text:span></text:p>
      <text:p text:style-name="P271"><text:span text:style-name="T272">3.5</text:span><text:span text:style-name="T273"><text:s/>Kiracı hiçbir koşulda kiraya verenden tazminat talep edemez.<text:s/></text:span></text:p>
      <text:p text:style-name="P274"><text:span text:style-name="T275">3.6<text:s/></text:span><text:span text:style-name="T276">Kiracı, sözleşmenin sona ermesi halinde, s</text:span><text:span text:style-name="T277">özleşmeye aykırı kullanmadan doğacak zararları giderecektir.<text:s/></text:span></text:p>
      <text:p text:style-name="P278"><text:span text:style-name="T279">3.7 Güvence bedeli:<text:s/></text:span><text:span text:style-name="T280">Kiracı üç aylık kira bedeli güvence bedeli verecektir. Güvence bedeli, herhangi bir ihtar veya ihbar bildirimine gerek olmadan, kira başlangıç tarihini izleyen doksan gün içerisinde kiracı tarafından kanuna uygun şekilde ödenecektir. Güvence bedelinin belirlenen süre içerisinde ödenmemesi, süre sonuna kadar olan süre içerisinde açılabilecek tahliye davası için ihtar ve ihbara gerek olmadan temerrüt sebebidir. Bu kural uzayan kira dönemlerinde, sözleşmede belirlenen güvence bedeline “artış” maddesi uygulanması ile oluşacak güvence bedeli farkı, uzayan dönem kira başlangıç tarihini izleyen bir aylık süre içerisinde ek güvence bedeli olarak kanunun öngördüğü şekilde ödenecektir. Verilen bir aylık sürede ödenmemesi durumunda ise dönem sonuna kadar açılabilecek tahliye davası için temerrüt sebebi olacaktır. Kiraya veren tarafından, güvence bedelinin geri ödenmesinde herhangi bir fark veya faiz ödenmez.<text:s/></text:span></text:p>
      <text:p text:style-name="P281"><text:span text:style-name="T282">3.8.</text:span><text:span text:style-name="T283"><text:s/>Kiracı aidat, elektrik, su, doğalgaz, çevre temizlik vergisi gibi kullanımdan kaynaklanan sair giderleri ödemeyi kabul ve taahhüt eder. Kiracı varsa, elektrik, su, doğalgaz, telefon aboneliklerini derhal devralmakla yükümlüdür. Sözleşme süresi içerisinde tahakkuk edecek, elektrik, su, doğalgaz, aidat vs. tüm giderlerden kiracı sorumlu olacaktır.</text:span></text:p>
      <text:p text:style-name="P284"><text:span text:style-name="T285">3.9.</text:span><text:span text:style-name="T286"><text:s/>Kiracı, kiralanan yerin kira süresince kullanımı ve kira süresinin bitiminde boşaltılması sırasında üçüncü şahıslara vereceği zararlar da dahil olmak üzere her türlü zarar ve ziyandan münhasıran sorumludur. Doğmuş ve/veya doğacak herhangi bir zarar ve ziyan kiracının onay ya da izni aranmaksızın kiraya veren tarafından karşılanarak varsa güvence bedelinden mahsup edilebilir. Ancak verilen güvence bedelinin zarar, ziyanı karşılamaması durumunda, kiracı güvence bedelini aşan zarar ve ziyanı ayrıca tazmin etmeyi ve “ceza” ödemeyi peşinen kabul, beyan ve taahhüt eder.</text:span></text:p>
      <text:p text:style-name="P287"><text:span text:style-name="T288">3.10.</text:span><text:span text:style-name="T289"><text:s/>Kiracı mecurun yönetim planını, güvenlik tedbirlerini, işletme projesini, kira başlangıcında okumuştur, bilgisi dahilindedir, mevcut kurallara ve sonradan eklenen kurallara istisnasız uyacak, bu hususlardan doğacak yükümlülüklerini yerine getirecek ve kiraya vereni,<text:s/></text:span><text:span text:style-name="T290">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p>
      <text:p text:style-name="P291"><text:span text:style-name="T292">3.11. Artış:</text:span><text:span text:style-name="T293"><text:s/>İşbu sözleşme belirli sürelidir ve süre sonunda sona erer. Süre sonunda taraflar arasında yeni bir anlaşma sağlanırsa, On iki aylık ortalama TÜFE artışından az olmamak üzere yeni bir sözleşme ile artış belirlenebilir.<text:s/></text:span></text:p>
      <text:p text:style-name="P294"/>
      <text:p text:style-name="P295"><text:span text:style-name="T296">MADDE 4 - DİĞER</text:span></text:p>
      <text:p text:style-name="P297"><text:span text:style-name="T298">4.1. Mücbir Sebep:<text:s/></text:span><text:span text:style-name="T299">Doğal afet veya ülkenin dahil olduğu savaşın mücbir sebep kabul edilebilmesi ancak ilgili Bakanlık tarafından bu hususun mücbir sebep olarak ilan edilmesi halinde, belirlediği süre boyunca mümkündür. Taşınmazda meydana gelebilecek yangın, su basması, tahribat vb. hallerden doğan zarar ve ziyan kiracı tarafından tazmin edilecektir.</text:span></text:p>
      <text:p text:style-name="P300"><text:span text:style-name="T301">4.2. Şahit:</text:span><text:span text:style-name="T302"><text:s/>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birlikte şahsi olarak, işbu sözleşme kapsamında ve varsa uzayan dönemlerde de tahakkuk edebilecek her türlü ödemeden de şahsen müteselsil sorumlu olacağını kabul, taahhüt ve beyan etmiştir.<text:s/></text:span></text:p>
      <text:p text:style-name="P303"/>
      <text:p text:style-name="P304"><text:span text:style-name="T305">MADDE 5 – ÖZEL ŞARTLAR</text:span></text:p>
      <text:p text:style-name="P306">5.1.</text:p>
      <text:p text:style-name="P307"/>
      <text:p text:style-name="P308"/>
      <text:p text:style-name="P309"/>
      <text:p text:style-name="P310"/>
      <text:p text:style-name="P311"><text:span text:style-name="T312">İşbu akitteki bilgilerin doğruluğunu ve sözleşmenin tüm şartlarına uyacağımı,<text:s/></text:span><text:span text:style-name="T313">uyuşmazlıkların çözümü için Tokat Adliyesi Mahkeme ve İcra Dairelerinin salahiyetini</text:span><text:span text:style-name="T314"><text:s/>peşinen kabul ettiğimi, işbu sözleşmeyi okuduktan sonra hür irademle imzaladığımı, beyan, kabul ve taahhüt ederim.</text:span><text:span text:style-name="T31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eta:initial-creator>
    <dc:creator>Ali</dc:creator>
    <meta:creation-date>2025-02-06T09:10:00Z</meta:creation-date>
    <dc:date>2025-09-09T14:39:00Z</dc:date>
    <meta:print-date>2025-09-04T12:25:00Z</meta:print-date>
    <meta:template xlink:href="Normal" xlink:type="simple"/>
    <meta:editing-cycles>14</meta:editing-cycles>
    <meta:editing-duration>PT6180S</meta:editing-duration>
    <meta:document-statistic meta:page-count="4" meta:paragraph-count="41" meta:word-count="3079" meta:character-count="20594" meta:row-count="146" meta:non-whitespace-character-count="17556"/>
  </office:meta>
</office:document-meta>
</file>